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focus keyword:</text:p>
      <text:p text:style-name="Standard"><text:s text:c="10"/>best colleges in india <text:s text:c="29"/>:55500 <text:s text:c="25"/>:53</text:p>
      <text:p text:style-name="Standard"><text:s/></text:p>
      <text:p text:style-name="Standard"/>
      <text:p text:style-name="Standard"/>
      <text:p text:style-name="Standard">Semantic keywords : </text:p>
      <text:p text:style-name="Standard"><text:s text:c="10"/>Best medical colleges in india <text:s text:c="17"/>: 33100 <text:s text:c="23"/>:53</text:p>
      <text:p text:style-name="Standard"><text:s text:c="10"/></text:p>
      <text:p text:style-name="Standard"><text:s text:c="10"/>Best mba colleges in india <text:s text:c="23"/>: 22200 <text:s text:c="23"/>:33</text:p>
      <text:p text:style-name="Standard"/>
      <text:p text:style-name="Standard"><text:s text:c="10"/>Best law colleges in india <text:s text:c="25"/>:27100 <text:s text:c="24"/>:38</text:p>
      <text:p text:style-name="Standard"/>
      <text:p text:style-name="Standard"><text:s text:c="10"/>Best bba colleges in india <text:s text:c="24"/>:22200 <text:s text:c="25"/>:29</text:p>
      <text:p text:style-name="Standard"/>
      <text:p text:style-name="Standard"><text:s text:c="10"/>Best commerce colleges in india <text:s text:c="13"/>:14800 <text:s text:c="25"/>: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49" meta:character-count="615" meta:non-whitespace-character-count="226"/>
    <meta:generator>LibreOfficeDev/6.0.5.2$Linux_X86_64 LibreOffice_project/</meta:generator>
  </office:meta>
</office:document-meta>
</file>